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15cm"/>
    </style:style>
    <style:style style:name="gr2" style:family="graphic" style:parent-style-name="standard">
      <style:graphic-properties draw:stroke="none" svg:stroke-color="#000000" draw:fill="none" draw:fill-color="#ffffff" fo:min-height="1.35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.9cm"/>
    </style:style>
    <style:style style:name="P1" style:family="paragraph">
      <style:paragraph-properties fo:text-align="center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layer="layout" svg:width="8.6cm" svg:height="1.4cm" svg:x="6.3cm" svg:y="1.3cm">
          <draw:text-box>
            <text:p>量<text:span text:style-name="T1">A</text:span>と量<text:span text:style-name="T1">B</text:span>の関係</text:p>
          </draw:text-box>
        </draw:frame>
        <draw:frame draw:style-name="gr2" draw:text-style-name="P1" draw:layer="layout" svg:width="13.3cm" svg:height="1.601cm" svg:x="2cm" svg:y="4.7cm">
          <draw:text-box>
            <text:p text:style-name="P1">微小量<text:span text:style-name="T1">dA</text:span>と微小量<text:span text:style-name="T1">dB</text:span>の<text:span text:style-name="T2">比例</text:span>関係</text:p>
            <text:p text:style-name="P1">… その比例係数が「微分係数」「導関数」</text:p>
          </draw:text-box>
        </draw:frame>
        <draw:line draw:style-name="gr3" draw:text-style-name="P1" draw:layer="layout" svg:x1="7.9cm" svg:y1="2.4cm" svg:x2="7.9cm" svg:y2="4.5cm">
          <text:p/>
        </draw:line>
        <draw:line draw:style-name="gr3" draw:text-style-name="P1" draw:layer="layout" svg:x1="9.3cm" svg:y1="4.4cm" svg:x2="9.3cm" svg:y2="2.3cm">
          <text:p/>
        </draw:line>
        <draw:frame draw:style-name="gr4" draw:layer="layout" svg:width="2.8cm" svg:height="1.15cm" svg:x="5.9cm" svg:y="3.4cm">
          <draw:text-box>
            <text:p>微分</text:p>
          </draw:text-box>
        </draw:frame>
        <draw:frame draw:style-name="gr4" draw:layer="layout" svg:width="2.8cm" svg:height="1.15cm" svg:x="9.6cm" svg:y="2.3cm">
          <draw:text-box>
            <text:p>積分</text:p>
          </draw:text-box>
        </draw:frame>
        <draw:frame draw:style-name="gr1" draw:layer="layout" svg:width="8.6cm" svg:height="1.4cm" svg:x="6.3cm" svg:y="7.901cm">
          <draw:text-box>
            <text:p><text:span text:style-name="T3">位置</text:span><text:span text:style-name="T1">x</text:span>と時刻<text:span text:style-name="T1">ｔ </text:span>の関係</text:p>
          </draw:text-box>
        </draw:frame>
        <draw:frame draw:style-name="gr2" draw:text-style-name="P1" draw:layer="layout" svg:width="13.3cm" svg:height="1.673cm" svg:x="2cm" svg:y="11.301cm">
          <draw:text-box>
            <text:p text:style-name="P1">微小変位<text:span text:style-name="T1">dx</text:span>と微小時間<text:span text:style-name="T1">dt</text:span>の<text:span text:style-name="T2">比例</text:span>関係</text:p>
            <text:p text:style-name="P1">… その比例係数が「速度」<text:span text:style-name="T1">v</text:span></text:p>
          </draw:text-box>
        </draw:frame>
        <draw:line draw:style-name="gr3" draw:text-style-name="P1" draw:layer="layout" svg:x1="7.9cm" svg:y1="9.001cm" svg:x2="7.9cm" svg:y2="11.101cm">
          <text:p/>
        </draw:line>
        <draw:line draw:style-name="gr3" draw:text-style-name="P1" draw:layer="layout" svg:x1="9.3cm" svg:y1="11.001cm" svg:x2="9.3cm" svg:y2="8.901cm">
          <text:p/>
        </draw:line>
        <draw:frame draw:style-name="gr4" draw:layer="layout" svg:width="2.8cm" svg:height="1.15cm" svg:x="5.9cm" svg:y="10.001cm">
          <draw:text-box>
            <text:p>微分</text:p>
          </draw:text-box>
        </draw:frame>
        <draw:frame draw:style-name="gr4" draw:layer="layout" svg:width="2.8cm" svg:height="1.15cm" svg:x="9.6cm" svg:y="8.901cm">
          <draw:text-box>
            <text:p>積分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kaoPGothic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kaoPGothic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3-15T21:48:14.424823893</meta:creation-date>
    <dc:date>2016-03-15T22:25:29.490406084</dc:date>
    <meta:editing-duration>PT22M5S</meta:editing-duration>
    <meta:editing-cycles>1</meta:editing-cycles>
    <meta:document-statistic meta:object-count="12"/>
    <meta:generator>LibreOffice/4.2.8.2$Linux_X86_64 LibreOffice_project/420m0$Build-2</meta:generator>
  </office:meta>
</office:document-meta>
</file>